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438" officeooo:paragraph-rsid="00190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24a" officeooo:paragraph-rsid="0018c2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190438"/>
    </style:style>
    <style:style style:name="P8" style:family="paragraph" style:parent-style-name="Table_20_Contents">
      <style:paragraph-properties fo:text-align="start" style:justify-single-word="false"/>
      <style:text-properties officeooo:rsid="0018c24a" officeooo:paragraph-rsid="0018c24a"/>
    </style:style>
    <style:style style:name="P9" style:family="paragraph" style:parent-style-name="Table_20_Contents">
      <style:paragraph-properties fo:text-align="start" style:justify-single-word="false"/>
      <style:text-properties officeooo:rsid="00190ddd" officeooo:paragraph-rsid="00190ddd"/>
    </style:style>
    <style:style style:name="P10" style:family="paragraph" style:parent-style-name="Table_20_Contents">
      <style:paragraph-properties fo:text-align="start" style:justify-single-word="false"/>
      <style:text-properties officeooo:paragraph-rsid="0012cf3f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8c24a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ba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2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2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190438"/>
    </style:style>
    <style:style style:name="T12" style:family="text">
      <style:text-properties officeooo:rsid="00190ddd"/>
    </style:style>
    <style:style style:name="T13" style:family="text">
      <style:text-properties officeooo:rsid="001b22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6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0"><text:span text:style-name="T8">Numéro : </text:span><text:span text:style-name="T10">c</text:span><text:span text:style-name="T9">as F-R-2</text:span></text:p>
                </table:table-cell>
              </table:table-row>
              <table:table-row>
                <table:table-cell table:style-name="Tableau2.A2" office:value-type="string">
                  <text:p text:style-name="P1">Nom : <text:span text:style-name="T4">mettre une recette dans les favoris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4">membre inscrit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 <text:span text:style-name="T4">vérification et enregistrement dans le tableau de bord</text:span></text:p>
                </table:table-cell>
              </table:table-row>
              <table:table-row>
                <table:table-cell table:style-name="Tableau2.A2" office:value-type="string">
                  <text:p text:style-name="P1">Auteur : 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4">4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visiteur doit avoir un compte 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visiteur <text:s/>sur une recette, il veut l’enregistrer dans les favoris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5">1. Le visiteur veut mettre en favori</text:p>
                  <text:p text:style-name="P5">2.Le système vérifie que le visiteur est authentifié</text:p>
                  <text:p text:style-name="P8"><text:span text:style-name="T5">3.Le système enregistre la recette dans les </text:span><text:span text:style-name="T6">favoris</text:span></text:p>
                  <text:p text:style-name="P9"><text:span text:style-name="T6">4.</text:span><text:span text:style-name="T5">Le système affiche un petit cœur ou autre </text:span></text:p>
                  <text:p text:style-name="P7"><text:span text:style-name="T6">5. retour au cas 3-1 </text:span><text:span text:style-name="T7">(consulter recettes)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4">3a. Le visiteur n’est pas authentifié, le système lui demande de se logger ou s’inscrire → package compte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</text:span>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12">l’utilisateur a une indication que la recette fait partie de ses favoris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11">aucu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7T16:37:37.248000000</dc:date>
    <meta:editing-duration>PT16M45S</meta:editing-duration>
    <meta:editing-cycles>8</meta:editing-cycles>
    <meta:document-statistic meta:table-count="4" meta:image-count="0" meta:object-count="0" meta:page-count="1" meta:paragraph-count="25" meta:word-count="150" meta:character-count="930" meta:non-whitespace-character-count="802"/>
  </office:meta>
</office:document-meta>
</file>